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4.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6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ext-properties style:font-name="Calibri1" fo:font-size="10.5pt" style:font-size-asian="10.5pt" style:font-size-complex="10.5pt"/>
    </style:style>
    <style:style style:name="ce15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T Tables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N = 1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35709" calcext:value-type="float">
            <text:p>8.35709</text:p>
          </table:table-cell>
          <table:table-cell table:number-columns-repeated="3" table:style-name="ce3" office:value-type="float" office:value="4.268" calcext:value-type="float">
            <text:p>4.26800</text:p>
          </table:table-cell>
          <table:table-cell table:number-columns-repeated="3" table:style-name="ce3" office:value-type="float" office:value="2.15624" calcext:value-type="float">
            <text:p>2.1562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4" office:value-type="float" office:value="4.89963" calcext:value-type="float">
            <text:p>4.89963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4" office:value-type="float" office:value="2.488" calcext:value-type="float">
            <text:p>2.48800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4" office:value-type="float" office:value="1.51049" calcext:value-type="float">
            <text:p>1.51049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4" office:value-type="float" office:value="3.46467" calcext:value-type="float">
            <text:p>3.46467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4" office:value-type="float" office:value="1.87449" calcext:value-type="float">
            <text:p>1.87449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4" office:value-type="float" office:value="1.34499" calcext:value-type="float">
            <text:p>1.3449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4" office:value-type="float" office:value="2.40153" calcext:value-type="float">
            <text:p>2.40153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4" office:value-type="float" office:value="1.43724" calcext:value-type="float">
            <text:p>1.43724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4" office:value-type="float" office:value="1.21994" calcext:value-type="float">
            <text:p>1.2199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4" office:value-type="float" office:value="1.6339" calcext:value-type="float">
            <text:p>1.63390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4" office:value-type="float" office:value="1.16887" calcext:value-type="float">
            <text:p>1.16887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7" office:value-type="float" office:value="1.13979" calcext:value-type="float">
            <text:p>1.13979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4" office:value-type="float" office:value="1.13827" calcext:value-type="float">
            <text:p>1.13827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4" office:value-type="float" office:value="1.04978" calcext:value-type="float">
            <text:p>1.04978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4" office:value-type="float" office:value="1.08661" calcext:value-type="float">
            <text:p>1.0866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4" office:value-type="float" office:value="1.02027" calcext:value-type="float">
            <text:p>1.02027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4" office:value-type="float" office:value="1.0372" calcext:value-type="float">
            <text:p>1.03720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4" office:value-type="float" office:value="1.05701" calcext:value-type="float">
            <text:p>1.0570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4" office:value-type="float" office:value="1.0135" calcext:value-type="float">
            <text:p>1.01350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4" office:value-type="float" office:value="1.03556" calcext:value-type="float">
            <text:p>1.03556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4" office:value-type="float" office:value="1.0415" calcext:value-type="float">
            <text:p>1.04150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4" office:value-type="float" office:value="1.01384" calcext:value-type="float">
            <text:p>1.01384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4" office:value-type="float" office:value="1.01696" calcext:value-type="float">
            <text:p>1.01696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4" office:value-type="float" office:value="1.03565" calcext:value-type="float">
            <text:p>1.03565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4" office:value-type="float" office:value="1.00646" calcext:value-type="float">
            <text:p>1.00646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4" office:value-type="float" office:value="1.01029" calcext:value-type="float">
            <text:p>1.01029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4" office:value-type="float" office:value="1.03416" calcext:value-type="float">
            <text:p>1.0341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5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1813" calcext:value-type="float">
            <text:p>8.61813</text:p>
          </table:table-cell>
          <table:table-cell table:number-columns-repeated="3" table:style-name="ce3" office:value-type="float" office:value="4.32789" calcext:value-type="float">
            <text:p>4.32789</text:p>
          </table:table-cell>
          <table:table-cell table:number-columns-repeated="3" table:style-name="ce3" office:value-type="float" office:value="2.16858" calcext:value-type="float">
            <text:p>2.1685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21367" calcext:value-type="float">
            <text:p>5.21367</text:p>
          </table:table-cell>
          <table:table-cell table:style-name="ce4" office:value-type="float" office:value="4.84177" calcext:value-type="float">
            <text:p>4.84177</text:p>
          </table:table-cell>
          <table:table-cell table:style-name="ce3" office:value-type="float" office:value="5.16085" calcext:value-type="float">
            <text:p>5.16085</text:p>
          </table:table-cell>
          <table:table-cell table:style-name="ce3" office:value-type="float" office:value="2.65934" calcext:value-type="float">
            <text:p>2.65934</text:p>
          </table:table-cell>
          <table:table-cell table:style-name="ce4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3" office:value-type="float" office:value="1.51486" calcext:value-type="float">
            <text:p>1.51486</text:p>
          </table:table-cell>
          <table:table-cell table:style-name="ce4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03055" calcext:value-type="float">
            <text:p>4.03055</text:p>
          </table:table-cell>
          <table:table-cell table:style-name="ce4" office:value-type="float" office:value="3.45946" calcext:value-type="float">
            <text:p>3.45946</text:p>
          </table:table-cell>
          <table:table-cell table:style-name="ce3" office:value-type="float" office:value="3.97645" calcext:value-type="float">
            <text:p>3.97645</text:p>
          </table:table-cell>
          <table:table-cell table:style-name="ce3" office:value-type="float" office:value="2.12099" calcext:value-type="float">
            <text:p>2.12099</text:p>
          </table:table-cell>
          <table:table-cell table:style-name="ce4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3" office:value-type="float" office:value="1.32613" calcext:value-type="float">
            <text:p>1.32613</text:p>
          </table:table-cell>
          <table:table-cell table:style-name="ce4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11091" calcext:value-type="float">
            <text:p>3.11091</text:p>
          </table:table-cell>
          <table:table-cell table:style-name="ce4" office:value-type="float" office:value="2.34803" calcext:value-type="float">
            <text:p>2.34803</text:p>
          </table:table-cell>
          <table:table-cell table:style-name="ce3" office:value-type="float" office:value="3.03816" calcext:value-type="float">
            <text:p>3.03816</text:p>
          </table:table-cell>
          <table:table-cell table:style-name="ce3" office:value-type="float" office:value="1.72955" calcext:value-type="float">
            <text:p>1.72955</text:p>
          </table:table-cell>
          <table:table-cell table:style-name="ce4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3" office:value-type="float" office:value="1.19451" calcext:value-type="float">
            <text:p>1.19451</text:p>
          </table:table-cell>
          <table:table-cell table:style-name="ce3" office:value-type="float" office:value="1.22922" calcext:value-type="float">
            <text:p>1.22922</text:p>
          </table:table-cell>
          <table:table-cell table:style-name="ce6" office:value-type="float" office:value="1.19381" calcext:value-type="float">
            <text:p>1.1938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43605" calcext:value-type="float">
            <text:p>2.43605</text:p>
          </table:table-cell>
          <table:table-cell table:style-name="ce4" office:value-type="float" office:value="1.52907" calcext:value-type="float">
            <text:p>1.52907</text:p>
          </table:table-cell>
          <table:table-cell table:style-name="ce5" office:value-type="float" office:value="2.29713" calcext:value-type="float">
            <text:p>2.29713</text:p>
          </table:table-cell>
          <table:table-cell table:style-name="ce3" office:value-type="float" office:value="1.45976" calcext:value-type="float">
            <text:p>1.45976</text:p>
          </table:table-cell>
          <table:table-cell table:style-name="ce4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3" office:value-type="float" office:value="1.11037" calcext:value-type="float">
            <text:p>1.11037</text:p>
          </table:table-cell>
          <table:table-cell table:style-name="ce3" office:value-type="float" office:value="1.18065" calcext:value-type="float">
            <text:p>1.18065</text:p>
          </table:table-cell>
          <table:table-cell table:style-name="ce6" office:value-type="float" office:value="1.10819" calcext:value-type="float">
            <text:p>1.108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91057" calcext:value-type="float">
            <text:p>1.91057</text:p>
          </table:table-cell>
          <table:table-cell table:style-name="ce4" office:value-type="float" office:value="1.0413" calcext:value-type="float">
            <text:p>1.04130</text:p>
          </table:table-cell>
          <table:table-cell table:style-name="ce3" office:value-type="float" office:value="1.69129" calcext:value-type="float">
            <text:p>1.69129</text:p>
          </table:table-cell>
          <table:table-cell table:style-name="ce3" office:value-type="float" office:value="1.26343" calcext:value-type="float">
            <text:p>1.26343</text:p>
          </table:table-cell>
          <table:table-cell table:style-name="ce4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3" office:value-type="float" office:value="1.05771" calcext:value-type="float">
            <text:p>1.05771</text:p>
          </table:table-cell>
          <table:table-cell table:style-name="ce3" office:value-type="float" office:value="1.15415" calcext:value-type="float">
            <text:p>1.15415</text:p>
          </table:table-cell>
          <table:table-cell table:style-name="ce6" office:value-type="float" office:value="1.05319" calcext:value-type="float">
            <text:p>1.053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9086" calcext:value-type="float">
            <text:p>1.49086</text:p>
          </table:table-cell>
          <table:table-cell table:style-name="ce4" office:value-type="float" office:value="1.01263" calcext:value-type="float">
            <text:p>1.01263</text:p>
          </table:table-cell>
          <table:table-cell table:style-name="ce3" office:value-type="float" office:value="1.24645" calcext:value-type="float">
            <text:p>1.24645</text:p>
          </table:table-cell>
          <table:table-cell table:style-name="ce3" office:value-type="float" office:value="1.12448" calcext:value-type="float">
            <text:p>1.12448</text:p>
          </table:table-cell>
          <table:table-cell table:style-name="ce4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3" office:value-type="float" office:value="1.02932" calcext:value-type="float">
            <text:p>1.02932</text:p>
          </table:table-cell>
          <table:table-cell table:style-name="ce3" office:value-type="float" office:value="1.1347" calcext:value-type="float">
            <text:p>1.13470</text:p>
          </table:table-cell>
          <table:table-cell table:style-name="ce6" office:value-type="float" office:value="1.02398" calcext:value-type="float">
            <text:p>1.0239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9571" calcext:value-type="float">
            <text:p>1.19571</text:p>
          </table:table-cell>
          <table:table-cell table:style-name="ce4" office:value-type="float" office:value="1.01257" calcext:value-type="float">
            <text:p>1.01257</text:p>
          </table:table-cell>
          <table:table-cell table:style-name="ce3" office:value-type="float" office:value="1.04468" calcext:value-type="float">
            <text:p>1.04468</text:p>
          </table:table-cell>
          <table:table-cell table:style-name="ce3" office:value-type="float" office:value="1.04933" calcext:value-type="float">
            <text:p>1.04933</text:p>
          </table:table-cell>
          <table:table-cell table:style-name="ce3" office:value-type="float" office:value="1.02774" calcext:value-type="float">
            <text:p>1.02774</text:p>
          </table:table-cell>
          <table:table-cell table:style-name="ce6" office:value-type="float" office:value="1.01918" calcext:value-type="float">
            <text:p>1.01918</text:p>
          </table:table-cell>
          <table:table-cell table:style-name="ce3" office:value-type="float" office:value="1.01741" calcext:value-type="float">
            <text:p>1.01741</text:p>
          </table:table-cell>
          <table:table-cell table:style-name="ce3" office:value-type="float" office:value="1.11368" calcext:value-type="float">
            <text:p>1.11368</text:p>
          </table:table-cell>
          <table:table-cell table:style-name="ce6" office:value-type="float" office:value="1.01444" calcext:value-type="float">
            <text:p>1.014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4977" calcext:value-type="float">
            <text:p>1.04977</text:p>
          </table:table-cell>
          <table:table-cell table:style-name="ce3" office:value-type="float" office:value="1.01203" calcext:value-type="float">
            <text:p>1.01203</text:p>
          </table:table-cell>
          <table:table-cell table:style-name="ce4" office:value-type="float" office:value="1.00815" calcext:value-type="float">
            <text:p>1.00815</text:p>
          </table:table-cell>
          <table:table-cell table:style-name="ce3" office:value-type="float" office:value="1.01595" calcext:value-type="float">
            <text:p>1.01595</text:p>
          </table:table-cell>
          <table:table-cell table:style-name="ce3" office:value-type="float" office:value="1.02661" calcext:value-type="float">
            <text:p>1.02661</text:p>
          </table:table-cell>
          <table:table-cell table:style-name="ce6" office:value-type="float" office:value="1.0079" calcext:value-type="float">
            <text:p>1.0079</text:p>
          </table:table-cell>
          <table:table-cell table:style-name="ce3" office:value-type="float" office:value="1.01297" calcext:value-type="float">
            <text:p>1.01297</text:p>
          </table:table-cell>
          <table:table-cell table:style-name="ce3" office:value-type="float" office:value="1.09136" calcext:value-type="float">
            <text:p>1.09136</text:p>
          </table:table-cell>
          <table:table-cell table:style-name="ce6" office:value-type="float" office:value="1.01197" calcext:value-type="float">
            <text:p>1.0119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929" calcext:value-type="float">
            <text:p>1.00929</text:p>
          </table:table-cell>
          <table:table-cell table:style-name="ce3" office:value-type="float" office:value="1.01197" calcext:value-type="float">
            <text:p>1.01197</text:p>
          </table:table-cell>
          <table:table-cell table:style-name="ce4" office:value-type="float" office:value="1.00463" calcext:value-type="float">
            <text:p>1.00463</text:p>
          </table:table-cell>
          <table:table-cell table:style-name="ce3" office:value-type="float" office:value="1.00734" calcext:value-type="float">
            <text:p>1.00734</text:p>
          </table:table-cell>
          <table:table-cell table:style-name="ce3" office:value-type="float" office:value="1.02586" calcext:value-type="float">
            <text:p>1.02586</text:p>
          </table:table-cell>
          <table:table-cell table:style-name="ce6" office:value-type="float" office:value="1.00641" calcext:value-type="float">
            <text:p>1.00641</text:p>
          </table:table-cell>
          <table:table-cell table:style-name="ce3" office:value-type="float" office:value="1.01159" calcext:value-type="float">
            <text:p>1.01159</text:p>
          </table:table-cell>
          <table:table-cell table:style-name="ce3" office:value-type="float" office:value="1.07283" calcext:value-type="float">
            <text:p>1.07283</text:p>
          </table:table-cell>
          <table:table-cell table:style-name="ce6" office:value-type="float" office:value="1.01139" calcext:value-type="float">
            <text:p>1.0113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3" office:value-type="float" office:value="1.01171" calcext:value-type="float">
            <text:p>1.0117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4" office:value-type="float" office:value="1.00626" calcext:value-type="float">
            <text:p>1.00626</text:p>
          </table:table-cell>
          <table:table-cell table:style-name="ce3" office:value-type="float" office:value="1.02561" calcext:value-type="float">
            <text:p>1.02561</text:p>
          </table:table-cell>
          <table:table-cell table:style-name="ce6" office:value-type="float" office:value="1.00626" calcext:value-type="float">
            <text:p>1.00626</text:p>
          </table:table-cell>
          <table:table-cell table:style-name="ce4" office:value-type="float" office:value="1.0113" calcext:value-type="float">
            <text:p>1.01130</text:p>
          </table:table-cell>
          <table:table-cell table:style-name="ce3" office:value-type="float" office:value="1.06549" calcext:value-type="float">
            <text:p>1.06549</text:p>
          </table:table-cell>
          <table:table-cell table:style-name="ce6" office:value-type="float" office:value="1.0113" calcext:value-type="float">
            <text:p>1.011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10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5711" calcext:value-type="float">
            <text:p>8.65711</text:p>
          </table:table-cell>
          <table:table-cell table:number-columns-repeated="3" table:style-name="ce3" office:value-type="float" office:value="4.33803" calcext:value-type="float">
            <text:p>4.33803</text:p>
          </table:table-cell>
          <table:table-cell table:number-columns-repeated="3" table:style-name="ce3" office:value-type="float" office:value="2.17138" calcext:value-type="float">
            <text:p>2.1713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17263" calcext:value-type="float">
            <text:p>5.17263</text:p>
          </table:table-cell>
          <table:table-cell table:style-name="ce4" office:value-type="float" office:value="4.84248" calcext:value-type="float">
            <text:p>4.84248</text:p>
          </table:table-cell>
          <table:table-cell table:style-name="ce3" office:value-type="float" office:value="5.14027" calcext:value-type="float">
            <text:p>5.14027</text:p>
          </table:table-cell>
          <table:table-cell table:style-name="ce3" office:value-type="float" office:value="2.63606" calcext:value-type="float">
            <text:p>2.63606</text:p>
          </table:table-cell>
          <table:table-cell table:style-name="ce4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3" office:value-type="float" office:value="1.51056" calcext:value-type="float">
            <text:p>1.51056</text:p>
          </table:table-cell>
          <table:table-cell table:style-name="ce4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3.97565" calcext:value-type="float">
            <text:p>3.97565</text:p>
          </table:table-cell>
          <table:table-cell table:style-name="ce4" office:value-type="float" office:value="3.46163" calcext:value-type="float">
            <text:p>3.46163</text:p>
          </table:table-cell>
          <table:table-cell table:style-name="ce3" office:value-type="float" office:value="3.95164" calcext:value-type="float">
            <text:p>3.95164</text:p>
          </table:table-cell>
          <table:table-cell table:style-name="ce3" office:value-type="float" office:value="2.09301" calcext:value-type="float">
            <text:p>2.09301</text:p>
          </table:table-cell>
          <table:table-cell table:style-name="ce4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3" office:value-type="float" office:value="1.31785" calcext:value-type="float">
            <text:p>1.31785</text:p>
          </table:table-cell>
          <table:table-cell table:style-name="ce4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04866" calcext:value-type="float">
            <text:p>3.04866</text:p>
          </table:table-cell>
          <table:table-cell table:style-name="ce4" office:value-type="float" office:value="2.35023" calcext:value-type="float">
            <text:p>2.35023</text:p>
          </table:table-cell>
          <table:table-cell table:style-name="ce3" office:value-type="float" office:value="3.0126" calcext:value-type="float">
            <text:p>3.01260</text:p>
          </table:table-cell>
          <table:table-cell table:style-name="ce3" office:value-type="float" office:value="1.69777" calcext:value-type="float">
            <text:p>1.69777</text:p>
          </table:table-cell>
          <table:table-cell table:style-name="ce4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4" office:value-type="float" office:value="1.18304" calcext:value-type="float">
            <text:p>1.18304</text:p>
          </table:table-cell>
          <table:table-cell table:style-name="ce3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37436" calcext:value-type="float">
            <text:p>2.37436</text:p>
          </table:table-cell>
          <table:table-cell table:style-name="ce4" office:value-type="float" office:value="1.52046" calcext:value-type="float">
            <text:p>1.52046</text:p>
          </table:table-cell>
          <table:table-cell table:style-name="ce5" office:value-type="float" office:value="2.2656" calcext:value-type="float">
            <text:p>2.26560</text:p>
          </table:table-cell>
          <table:table-cell table:style-name="ce3" office:value-type="float" office:value="1.42646" calcext:value-type="float">
            <text:p>1.42646</text:p>
          </table:table-cell>
          <table:table-cell table:style-name="ce4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3" office:value-type="float" office:value="1.09722" calcext:value-type="float">
            <text:p>1.09722</text:p>
          </table:table-cell>
          <table:table-cell table:style-name="ce3" office:value-type="float" office:value="1.17063" calcext:value-type="float">
            <text:p>1.17063</text:p>
          </table:table-cell>
          <table:table-cell table:style-name="ce6" office:value-type="float" office:value="1.09614" calcext:value-type="float">
            <text:p>1.0961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84748" calcext:value-type="float">
            <text:p>1.84748</text:p>
          </table:table-cell>
          <table:table-cell table:style-name="ce4" office:value-type="float" office:value="1.026" calcext:value-type="float">
            <text:p>1.02600</text:p>
          </table:table-cell>
          <table:table-cell table:style-name="ce3" office:value-type="float" office:value="1.64169" calcext:value-type="float">
            <text:p>1.64169</text:p>
          </table:table-cell>
          <table:table-cell table:style-name="ce3" office:value-type="float" office:value="1.2296" calcext:value-type="float">
            <text:p>1.22960</text:p>
          </table:table-cell>
          <table:table-cell table:style-name="ce4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3" office:value-type="float" office:value="1.04411" calcext:value-type="float">
            <text:p>1.04411</text:p>
          </table:table-cell>
          <table:table-cell table:style-name="ce3" office:value-type="float" office:value="1.1443" calcext:value-type="float">
            <text:p>1.14430</text:p>
          </table:table-cell>
          <table:table-cell table:style-name="ce6" office:value-type="float" office:value="1.03986" calcext:value-type="float">
            <text:p>1.039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3331" calcext:value-type="float">
            <text:p>1.43331</text:p>
          </table:table-cell>
          <table:table-cell table:style-name="ce4" office:value-type="float" office:value="1.01212" calcext:value-type="float">
            <text:p>1.01212</text:p>
          </table:table-cell>
          <table:table-cell table:style-name="ce3" office:value-type="float" office:value="1.20264" calcext:value-type="float">
            <text:p>1.20264</text:p>
          </table:table-cell>
          <table:table-cell table:style-name="ce3" office:value-type="float" office:value="1.09935" calcext:value-type="float">
            <text:p>1.09935</text:p>
          </table:table-cell>
          <table:table-cell table:style-name="ce4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3" office:value-type="float" office:value="1.01971" calcext:value-type="float">
            <text:p>1.01971</text:p>
          </table:table-cell>
          <table:table-cell table:style-name="ce3" office:value-type="float" office:value="1.12392" calcext:value-type="float">
            <text:p>1.12392</text:p>
          </table:table-cell>
          <table:table-cell table:style-name="ce6" office:value-type="float" office:value="1.0148" calcext:value-type="float">
            <text:p>1.014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55" calcext:value-type="float">
            <text:p>1.15500</text:p>
          </table:table-cell>
          <table:table-cell table:style-name="ce4" office:value-type="float" office:value="1.01198" calcext:value-type="float">
            <text:p>1.01198</text:p>
          </table:table-cell>
          <table:table-cell table:style-name="ce3" office:value-type="float" office:value="1.02574" calcext:value-type="float">
            <text:p>1.02574</text:p>
          </table:table-cell>
          <table:table-cell table:style-name="ce3" office:value-type="float" office:value="1.03421" calcext:value-type="float">
            <text:p>1.03421</text:p>
          </table:table-cell>
          <table:table-cell table:style-name="ce3" office:value-type="float" office:value="1.02569" calcext:value-type="float">
            <text:p>1.02569</text:p>
          </table:table-cell>
          <table:table-cell table:style-name="ce6" office:value-type="float" office:value="1.01224" calcext:value-type="float">
            <text:p>1.01224</text:p>
          </table:table-cell>
          <table:table-cell table:style-name="ce3" office:value-type="float" office:value="1.0115" calcext:value-type="float">
            <text:p>1.01150</text:p>
          </table:table-cell>
          <table:table-cell table:style-name="ce3" office:value-type="float" office:value="1.10164" calcext:value-type="float">
            <text:p>1.10164</text:p>
          </table:table-cell>
          <table:table-cell table:style-name="ce6" office:value-type="float" office:value="1.00926" calcext:value-type="float">
            <text:p>1.0092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3182" calcext:value-type="float">
            <text:p>1.03182</text:p>
          </table:table-cell>
          <table:table-cell table:style-name="ce3" office:value-type="float" office:value="1.01182" calcext:value-type="float">
            <text:p>1.01182</text:p>
          </table:table-cell>
          <table:table-cell table:style-name="ce4" office:value-type="float" office:value="1.00587" calcext:value-type="float">
            <text:p>1.00587</text:p>
          </table:table-cell>
          <table:table-cell table:style-name="ce3" office:value-type="float" office:value="1.01111" calcext:value-type="float">
            <text:p>1.01111</text:p>
          </table:table-cell>
          <table:table-cell table:style-name="ce3" office:value-type="float" office:value="1.02454" calcext:value-type="float">
            <text:p>1.02454</text:p>
          </table:table-cell>
          <table:table-cell table:style-name="ce6" office:value-type="float" office:value="1.00682" calcext:value-type="float">
            <text:p>1.00682</text:p>
          </table:table-cell>
          <table:table-cell table:style-name="ce3" office:value-type="float" office:value="1.00861" calcext:value-type="float">
            <text:p>1.00861</text:p>
          </table:table-cell>
          <table:table-cell table:style-name="ce3" office:value-type="float" office:value="1.07791" calcext:value-type="float">
            <text:p>1.07791</text:p>
          </table:table-cell>
          <table:table-cell table:style-name="ce6" office:value-type="float" office:value="1.00804" calcext:value-type="float">
            <text:p>1.008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707" calcext:value-type="float">
            <text:p>1.00707</text:p>
          </table:table-cell>
          <table:table-cell table:style-name="ce3" office:value-type="float" office:value="1.01165" calcext:value-type="float">
            <text:p>1.01165</text:p>
          </table:table-cell>
          <table:table-cell table:style-name="ce4" office:value-type="float" office:value="1.00419" calcext:value-type="float">
            <text:p>1.00419</text:p>
          </table:table-cell>
          <table:table-cell table:style-name="ce3" office:value-type="float" office:value="1.00663" calcext:value-type="float">
            <text:p>1.00663</text:p>
          </table:table-cell>
          <table:table-cell table:style-name="ce3" office:value-type="float" office:value="1.02406" calcext:value-type="float">
            <text:p>1.02406</text:p>
          </table:table-cell>
          <table:table-cell table:style-name="ce6" office:value-type="float" office:value="1.00608" calcext:value-type="float">
            <text:p>1.00608</text:p>
          </table:table-cell>
          <table:table-cell table:style-name="ce3" office:value-type="float" office:value="1.00784" calcext:value-type="float">
            <text:p>1.00784</text:p>
          </table:table-cell>
          <table:table-cell table:style-name="ce3" office:value-type="float" office:value="1.05885" calcext:value-type="float">
            <text:p>1.05885</text:p>
          </table:table-cell>
          <table:table-cell table:style-name="ce6" office:value-type="float" office:value="1.00774" calcext:value-type="float">
            <text:p>1.0077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3" office:value-type="float" office:value="1.01169" calcext:value-type="float">
            <text:p>1.01169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4" office:value-type="float" office:value="1.00603" calcext:value-type="float">
            <text:p>1.00603</text:p>
          </table:table-cell>
          <table:table-cell table:style-name="ce3" office:value-type="float" office:value="1.024" calcext:value-type="float">
            <text:p>1.02400</text:p>
          </table:table-cell>
          <table:table-cell table:style-name="ce6" office:value-type="float" office:value="1.00603" calcext:value-type="float">
            <text:p>1.00603</text:p>
          </table:table-cell>
          <table:table-cell table:style-name="ce4" office:value-type="float" office:value="1.0077" calcext:value-type="float">
            <text:p>1.00770</text:p>
          </table:table-cell>
          <table:table-cell table:style-name="ce3" office:value-type="float" office:value="1.05406" calcext:value-type="float">
            <text:p>1.05406</text:p>
          </table:table-cell>
          <table:table-cell table:style-name="ce6" office:value-type="float" office:value="1.0077" calcext:value-type="float">
            <text:p>1.0077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style-name="ce5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100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 Time" table:style-name="ta1">
        <table:table-column table:style-name="co8" table:number-columns-repeated="1024" table:default-cell-style-name="ce14"/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2.05371" calcext:value-type="float">
            <text:p>2.05371</text:p>
          </table:table-cell>
          <table:table-cell table:style-name="ce15" office:value-type="float" office:value="2.2466" calcext:value-type="float">
            <text:p>2.24660</text:p>
          </table:table-cell>
          <table:table-cell table:style-name="ce15" office:value-type="float" office:value="37.7241" calcext:value-type="float">
            <text:p>37.72410</text:p>
          </table:table-cell>
          <table:table-cell table:style-name="ce15"/>
          <table:table-cell table:style-name="ce15" office:value-type="float" office:value="2.58721" calcext:value-type="float">
            <text:p>2.58721</text:p>
          </table:table-cell>
          <table:table-cell table:style-name="ce15" office:value-type="float" office:value="2.2915" calcext:value-type="float">
            <text:p>2.29150</text:p>
          </table:table-cell>
          <table:table-cell table:style-name="ce15" office:value-type="float" office:value="37.9866" calcext:value-type="float">
            <text:p>37.98660</text:p>
          </table:table-cell>
          <table:table-cell table:style-name="ce15"/>
          <table:table-cell table:style-name="ce15" office:value-type="float" office:value="2.478" calcext:value-type="float">
            <text:p>2.47800</text:p>
          </table:table-cell>
          <table:table-cell table:style-name="ce15" office:value-type="float" office:value="2.23887" calcext:value-type="float">
            <text:p>2.23887</text:p>
          </table:table-cell>
          <table:table-cell table:style-name="ce15" office:value-type="float" office:value="23.9475" calcext:value-type="float">
            <text:p>23.9475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1.71128" calcext:value-type="float">
            <text:p>1.71128</text:p>
          </table:table-cell>
          <table:table-cell table:style-name="ce15" office:value-type="float" office:value="2.11527" calcext:value-type="float">
            <text:p>2.11527</text:p>
          </table:table-cell>
          <table:table-cell table:style-name="ce15" office:value-type="float" office:value="21.4189" calcext:value-type="float">
            <text:p>21.41890</text:p>
          </table:table-cell>
          <table:table-cell table:style-name="ce15"/>
          <table:table-cell table:style-name="ce15" office:value-type="float" office:value="2.4223" calcext:value-type="float">
            <text:p>2.42230</text:p>
          </table:table-cell>
          <table:table-cell table:style-name="ce15" office:value-type="float" office:value="2.12055" calcext:value-type="float">
            <text:p>2.12055</text:p>
          </table:table-cell>
          <table:table-cell table:style-name="ce15" office:value-type="float" office:value="18.2419" calcext:value-type="float">
            <text:p>18.24190</text:p>
          </table:table-cell>
          <table:table-cell table:style-name="ce15"/>
          <table:table-cell table:style-name="ce15" office:value-type="float" office:value="2.21731" calcext:value-type="float">
            <text:p>2.21731</text:p>
          </table:table-cell>
          <table:table-cell table:style-name="ce15" office:value-type="float" office:value="2.17404" calcext:value-type="float">
            <text:p>2.17404</text:p>
          </table:table-cell>
          <table:table-cell table:style-name="ce15" office:value-type="float" office:value="7.63201" calcext:value-type="float">
            <text:p>7.63201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1.61373" calcext:value-type="float">
            <text:p>1.61373</text:p>
          </table:table-cell>
          <table:table-cell table:style-name="ce15" office:value-type="float" office:value="2.02541" calcext:value-type="float">
            <text:p>2.02541</text:p>
          </table:table-cell>
          <table:table-cell table:style-name="ce15" office:value-type="float" office:value="14.3654" calcext:value-type="float">
            <text:p>14.36540</text:p>
          </table:table-cell>
          <table:table-cell table:style-name="ce15"/>
          <table:table-cell table:style-name="ce15" office:value-type="float" office:value="2.41688" calcext:value-type="float">
            <text:p>2.41688</text:p>
          </table:table-cell>
          <table:table-cell table:style-name="ce15" office:value-type="float" office:value="2.04221" calcext:value-type="float">
            <text:p>2.04221</text:p>
          </table:table-cell>
          <table:table-cell table:style-name="ce15" office:value-type="float" office:value="11.8114" calcext:value-type="float">
            <text:p>11.81140</text:p>
          </table:table-cell>
          <table:table-cell table:style-name="ce15"/>
          <table:table-cell table:style-name="ce15" office:value-type="float" office:value="1.73631" calcext:value-type="float">
            <text:p>1.73631</text:p>
          </table:table-cell>
          <table:table-cell table:style-name="ce15" office:value-type="float" office:value="2.13422" calcext:value-type="float">
            <text:p>2.13422</text:p>
          </table:table-cell>
          <table:table-cell table:style-name="ce15" office:value-type="float" office:value="4.77397" calcext:value-type="float">
            <text:p>4.77397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1.55898" calcext:value-type="float">
            <text:p>1.55898</text:p>
          </table:table-cell>
          <table:table-cell table:style-name="ce15" office:value-type="float" office:value="1.93735" calcext:value-type="float">
            <text:p>1.93735</text:p>
          </table:table-cell>
          <table:table-cell table:style-name="ce15" office:value-type="float" office:value="9.28407" calcext:value-type="float">
            <text:p>9.28407</text:p>
          </table:table-cell>
          <table:table-cell table:style-name="ce15"/>
          <table:table-cell table:style-name="ce15" office:value-type="float" office:value="1.93" calcext:value-type="float">
            <text:p>1.93000</text:p>
          </table:table-cell>
          <table:table-cell table:style-name="ce15" office:value-type="float" office:value="1.95897" calcext:value-type="float">
            <text:p>1.95897</text:p>
          </table:table-cell>
          <table:table-cell table:style-name="ce15" office:value-type="float" office:value="7.04855" calcext:value-type="float">
            <text:p>7.04855</text:p>
          </table:table-cell>
          <table:table-cell table:style-name="ce15"/>
          <table:table-cell table:style-name="ce15" office:value-type="float" office:value="1.74233" calcext:value-type="float">
            <text:p>1.74233</text:p>
          </table:table-cell>
          <table:table-cell table:style-name="ce15" office:value-type="float" office:value="2.10352" calcext:value-type="float">
            <text:p>2.10352</text:p>
          </table:table-cell>
          <table:table-cell table:style-name="ce15" office:value-type="float" office:value="3.38391" calcext:value-type="float">
            <text:p>3.38391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1.55687" calcext:value-type="float">
            <text:p>1.55687</text:p>
          </table:table-cell>
          <table:table-cell table:style-name="ce15" office:value-type="float" office:value="1.8719" calcext:value-type="float">
            <text:p>1.87190</text:p>
          </table:table-cell>
          <table:table-cell table:style-name="ce15" office:value-type="float" office:value="6.15874" calcext:value-type="float">
            <text:p>6.15874</text:p>
          </table:table-cell>
          <table:table-cell table:style-name="ce15"/>
          <table:table-cell table:style-name="ce15" office:value-type="float" office:value="1.55942" calcext:value-type="float">
            <text:p>1.55942</text:p>
          </table:table-cell>
          <table:table-cell table:style-name="ce15" office:value-type="float" office:value="1.89466" calcext:value-type="float">
            <text:p>1.89466</text:p>
          </table:table-cell>
          <table:table-cell table:style-name="ce15" office:value-type="float" office:value="4.62817" calcext:value-type="float">
            <text:p>4.62817</text:p>
          </table:table-cell>
          <table:table-cell table:style-name="ce15"/>
          <table:table-cell table:style-name="ce15" office:value-type="float" office:value="1.59103" calcext:value-type="float">
            <text:p>1.59103</text:p>
          </table:table-cell>
          <table:table-cell table:style-name="ce15" office:value-type="float" office:value="2.20003" calcext:value-type="float">
            <text:p>2.20003</text:p>
          </table:table-cell>
          <table:table-cell table:style-name="ce16" office:value-type="float" office:value="2.72688" calcext:value-type="float">
            <text:p>2.7268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1.49966" calcext:value-type="float">
            <text:p>1.49966</text:p>
          </table:table-cell>
          <table:table-cell table:style-name="ce15" office:value-type="float" office:value="1.78753" calcext:value-type="float">
            <text:p>1.78753</text:p>
          </table:table-cell>
          <table:table-cell table:style-name="ce15" office:value-type="float" office:value="4.62504" calcext:value-type="float">
            <text:p>4.62504</text:p>
          </table:table-cell>
          <table:table-cell table:style-name="ce15"/>
          <table:table-cell table:style-name="ce15" office:value-type="float" office:value="1.53812" calcext:value-type="float">
            <text:p>1.53812</text:p>
          </table:table-cell>
          <table:table-cell table:style-name="ce15" office:value-type="float" office:value="1.83826" calcext:value-type="float">
            <text:p>1.83826</text:p>
          </table:table-cell>
          <table:table-cell table:style-name="ce15" office:value-type="float" office:value="3.46853" calcext:value-type="float">
            <text:p>3.46853</text:p>
          </table:table-cell>
          <table:table-cell table:style-name="ce15"/>
          <table:table-cell table:style-name="ce15" office:value-type="float" office:value="1.55426" calcext:value-type="float">
            <text:p>1.55426</text:p>
          </table:table-cell>
          <table:table-cell table:style-name="ce15" office:value-type="float" office:value="2.0761" calcext:value-type="float">
            <text:p>2.07610</text:p>
          </table:table-cell>
          <table:table-cell table:style-name="ce15" office:value-type="float" office:value="2.40091" calcext:value-type="float">
            <text:p>2.40091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1.51541" calcext:value-type="float">
            <text:p>1.51541</text:p>
          </table:table-cell>
          <table:table-cell table:style-name="ce15" office:value-type="float" office:value="1.6855" calcext:value-type="float">
            <text:p>1.68550</text:p>
          </table:table-cell>
          <table:table-cell table:style-name="ce15" office:value-type="float" office:value="4.0634" calcext:value-type="float">
            <text:p>4.06340</text:p>
          </table:table-cell>
          <table:table-cell table:style-name="ce15"/>
          <table:table-cell table:style-name="ce15" office:value-type="float" office:value="1.53213" calcext:value-type="float">
            <text:p>1.53213</text:p>
          </table:table-cell>
          <table:table-cell table:style-name="ce15" office:value-type="float" office:value="1.78658" calcext:value-type="float">
            <text:p>1.78658</text:p>
          </table:table-cell>
          <table:table-cell table:style-name="ce15" office:value-type="float" office:value="3.02388" calcext:value-type="float">
            <text:p>3.02388</text:p>
          </table:table-cell>
          <table:table-cell table:style-name="ce15"/>
          <table:table-cell table:style-name="ce15" office:value-type="float" office:value="1.57087" calcext:value-type="float">
            <text:p>1.57087</text:p>
          </table:table-cell>
          <table:table-cell table:style-name="ce15" office:value-type="float" office:value="2.05562" calcext:value-type="float">
            <text:p>2.05562</text:p>
          </table:table-cell>
          <table:table-cell table:style-name="ce15" office:value-type="float" office:value="2.26502" calcext:value-type="float">
            <text:p>2.2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1.5044" calcext:value-type="float">
            <text:p>1.50440</text:p>
          </table:table-cell>
          <table:table-cell table:style-name="ce15" office:value-type="float" office:value="1.63988" calcext:value-type="float">
            <text:p>1.63988</text:p>
          </table:table-cell>
          <table:table-cell table:style-name="ce15" office:value-type="float" office:value="3.78819" calcext:value-type="float">
            <text:p>3.78819</text:p>
          </table:table-cell>
          <table:table-cell table:style-name="ce15"/>
          <table:table-cell table:style-name="ce15" office:value-type="float" office:value="1.54918" calcext:value-type="float">
            <text:p>1.54918</text:p>
          </table:table-cell>
          <table:table-cell table:style-name="ce15" office:value-type="float" office:value="1.75489" calcext:value-type="float">
            <text:p>1.75489</text:p>
          </table:table-cell>
          <table:table-cell table:style-name="ce15" office:value-type="float" office:value="2.86487" calcext:value-type="float">
            <text:p>2.86487</text:p>
          </table:table-cell>
          <table:table-cell table:style-name="ce15"/>
          <table:table-cell table:style-name="ce15" office:value-type="float" office:value="1.86275" calcext:value-type="float">
            <text:p>1.86275</text:p>
          </table:table-cell>
          <table:table-cell table:style-name="ce15" office:value-type="float" office:value="2.04786" calcext:value-type="float">
            <text:p>2.04786</text:p>
          </table:table-cell>
          <table:table-cell table:style-name="ce15" office:value-type="float" office:value="2.21361" calcext:value-type="float">
            <text:p>2.21361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1.52667" calcext:value-type="float">
            <text:p>1.52667</text:p>
          </table:table-cell>
          <table:table-cell table:style-name="ce15" office:value-type="float" office:value="1.57394" calcext:value-type="float">
            <text:p>1.57394</text:p>
          </table:table-cell>
          <table:table-cell table:style-name="ce15" office:value-type="float" office:value="3.77664" calcext:value-type="float">
            <text:p>3.77664</text:p>
          </table:table-cell>
          <table:table-cell table:style-name="ce15"/>
          <table:table-cell table:style-name="ce15" office:value-type="float" office:value="1.74921" calcext:value-type="float">
            <text:p>1.74921</text:p>
          </table:table-cell>
          <table:table-cell table:style-name="ce15" office:value-type="float" office:value="1.72273" calcext:value-type="float">
            <text:p>1.72273</text:p>
          </table:table-cell>
          <table:table-cell table:style-name="ce15" office:value-type="float" office:value="2.83323" calcext:value-type="float">
            <text:p>2.83323</text:p>
          </table:table-cell>
          <table:table-cell table:style-name="ce15"/>
          <table:table-cell table:style-name="ce15" office:value-type="float" office:value="1.6091" calcext:value-type="float">
            <text:p>1.60910</text:p>
          </table:table-cell>
          <table:table-cell table:style-name="ce15" office:value-type="float" office:value="2.02837" calcext:value-type="float">
            <text:p>2.02837</text:p>
          </table:table-cell>
          <table:table-cell table:style-name="ce15" office:value-type="float" office:value="2.22425" calcext:value-type="float">
            <text:p>2.22425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1.5396" calcext:value-type="float">
            <text:p>1.53960</text:p>
          </table:table-cell>
          <table:table-cell table:style-name="ce15" office:value-type="float" office:value="1.55206" calcext:value-type="float">
            <text:p>1.55206</text:p>
          </table:table-cell>
          <table:table-cell table:style-name="ce15" office:value-type="float" office:value="3.93298" calcext:value-type="float">
            <text:p>3.93298</text:p>
          </table:table-cell>
          <table:table-cell table:style-name="ce15"/>
          <table:table-cell table:style-name="ce15" office:value-type="float" office:value="1.72893" calcext:value-type="float">
            <text:p>1.72893</text:p>
          </table:table-cell>
          <table:table-cell table:style-name="ce15" office:value-type="float" office:value="1.70885" calcext:value-type="float">
            <text:p>1.70885</text:p>
          </table:table-cell>
          <table:table-cell table:style-name="ce15" office:value-type="float" office:value="2.99542" calcext:value-type="float">
            <text:p>2.99542</text:p>
          </table:table-cell>
          <table:table-cell table:style-name="ce15"/>
          <table:table-cell table:style-name="ce15" office:value-type="float" office:value="1.63025" calcext:value-type="float">
            <text:p>1.63025</text:p>
          </table:table-cell>
          <table:table-cell table:style-name="ce15" office:value-type="float" office:value="2.02615" calcext:value-type="float">
            <text:p>2.02615</text:p>
          </table:table-cell>
          <table:table-cell table:style-name="ce15" office:value-type="float" office:value="2.21843" calcext:value-type="float">
            <text:p>2.21843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57256" calcext:value-type="float">
            <text:p>1.57256</text:p>
          </table:table-cell>
          <table:table-cell table:style-name="ce15" office:value-type="float" office:value="1.55197" calcext:value-type="float">
            <text:p>1.55197</text:p>
          </table:table-cell>
          <table:table-cell table:style-name="ce15" office:value-type="float" office:value="3.82525" calcext:value-type="float">
            <text:p>3.82525</text:p>
          </table:table-cell>
          <table:table-cell table:style-name="ce15"/>
          <table:table-cell table:style-name="ce15" office:value-type="float" office:value="2.12654" calcext:value-type="float">
            <text:p>2.12654</text:p>
          </table:table-cell>
          <table:table-cell table:style-name="ce15" office:value-type="float" office:value="1.71672" calcext:value-type="float">
            <text:p>1.71672</text:p>
          </table:table-cell>
          <table:table-cell table:style-name="ce15" office:value-type="float" office:value="2.84573" calcext:value-type="float">
            <text:p>2.84573</text:p>
          </table:table-cell>
          <table:table-cell table:style-name="ce15"/>
          <table:table-cell table:style-name="ce15" office:value-type="float" office:value="1.66005" calcext:value-type="float">
            <text:p>1.66005</text:p>
          </table:table-cell>
          <table:table-cell table:style-name="ce15" office:value-type="float" office:value="2.03039" calcext:value-type="float">
            <text:p>2.03039</text:p>
          </table:table-cell>
          <table:table-cell table:style-name="ce15" office:value-type="float" office:value="2.23701" calcext:value-type="float">
            <text:p>2.23701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5:.B15] )" office:value-type="float" office:value="1.60480636363636" calcext:value-type="float">
            <text:p>1.6048063636</text:p>
          </table:table-cell>
          <table:table-cell table:style-name="ce12" table:formula="of:=AVERAGE( [.C5:.C15])" office:value-type="float" office:value="1.81703727272727" calcext:value-type="float">
            <text:p>1.8170372727</text:p>
          </table:table-cell>
          <table:table-cell table:style-name="ce12" table:formula="of:=AVERAGE([.D5:.D15])" office:value-type="float" office:value="10.2693372727273" calcext:value-type="float">
            <text:p>10.2693372727</text:p>
          </table:table-cell>
          <table:table-cell table:style-name="ce12"/>
          <table:table-cell table:style-name="ce12" table:formula="of:=AVERAGE([.F5:.F15] )" office:value-type="float" office:value="1.92181090909091" calcext:value-type="float">
            <text:p>1.9218109091</text:p>
          </table:table-cell>
          <table:table-cell table:style-name="ce12" table:formula="of:=AVERAGE([.G5:.G15])" office:value-type="float" office:value="1.89417454545455" calcext:value-type="float">
            <text:p>1.8941745455</text:p>
          </table:table-cell>
          <table:table-cell table:style-name="ce12" table:formula="of:=AVERAGE([.H5:.H15])" office:value-type="float" office:value="8.88620727272727" calcext:value-type="float">
            <text:p>8.8862072727</text:p>
          </table:table-cell>
          <table:table-cell table:style-name="ce12"/>
          <table:table-cell table:style-name="ce17" table:formula="of:=AVERAGE([.J5:.J15])" office:value-type="float" office:value="1.78656909090909" calcext:value-type="float">
            <text:p>1.7865690909</text:p>
          </table:table-cell>
          <table:table-cell table:style-name="ce12" table:formula="of:=AVERAGE([.K5:.K15])" office:value-type="float" office:value="2.10137909090909" calcext:value-type="float">
            <text:p>2.1013790909</text:p>
          </table:table-cell>
          <table:table-cell table:style-name="ce12" table:formula="of:=AVERAGE([.L5:.L15])" office:value-type="float" office:value="5.09304545454545" calcext:value-type="float">
            <text:p>5.0930454545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5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56.5651" calcext:value-type="float">
            <text:p>56.56510</text:p>
          </table:table-cell>
          <table:table-cell table:style-name="ce15" office:value-type="float" office:value="52.9924" calcext:value-type="float">
            <text:p>52.99240</text:p>
          </table:table-cell>
          <table:table-cell table:style-name="ce15" office:value-type="float" office:value="958.465" calcext:value-type="float">
            <text:p>958.46500</text:p>
          </table:table-cell>
          <table:table-cell table:style-name="ce15"/>
          <table:table-cell table:style-name="ce15" office:value-type="float" office:value="51.362" calcext:value-type="float">
            <text:p>51.36200</text:p>
          </table:table-cell>
          <table:table-cell table:style-name="ce15" office:value-type="float" office:value="52.8066" calcext:value-type="float">
            <text:p>52.80660</text:p>
          </table:table-cell>
          <table:table-cell table:style-name="ce15" office:value-type="float" office:value="949.395" calcext:value-type="float">
            <text:p>949.39500</text:p>
          </table:table-cell>
          <table:table-cell table:style-name="ce15"/>
          <table:table-cell table:style-name="ce15" office:value-type="float" office:value="43.3112" calcext:value-type="float">
            <text:p>43.31120</text:p>
          </table:table-cell>
          <table:table-cell table:style-name="ce15" office:value-type="float" office:value="53.35" calcext:value-type="float">
            <text:p>53.35000</text:p>
          </table:table-cell>
          <table:table-cell table:style-name="ce15" office:value-type="float" office:value="957.991" calcext:value-type="float">
            <text:p>957.9910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40.5766" calcext:value-type="float">
            <text:p>40.57660</text:p>
          </table:table-cell>
          <table:table-cell table:style-name="ce15" office:value-type="float" office:value="50.1795" calcext:value-type="float">
            <text:p>50.17950</text:p>
          </table:table-cell>
          <table:table-cell table:style-name="ce15" office:value-type="float" office:value="497.132" calcext:value-type="float">
            <text:p>497.13200</text:p>
          </table:table-cell>
          <table:table-cell table:style-name="ce15"/>
          <table:table-cell table:style-name="ce15" office:value-type="float" office:value="40.1861" calcext:value-type="float">
            <text:p>40.18610</text:p>
          </table:table-cell>
          <table:table-cell table:style-name="ce15" office:value-type="float" office:value="49.9762" calcext:value-type="float">
            <text:p>49.97620</text:p>
          </table:table-cell>
          <table:table-cell table:style-name="ce13" office:value-type="float" office:value="424.107" calcext:value-type="float">
            <text:p>424.107</text:p>
          </table:table-cell>
          <table:table-cell table:style-name="ce13"/>
          <table:table-cell table:style-name="ce15" office:value-type="float" office:value="36.881" calcext:value-type="float">
            <text:p>36.88100</text:p>
          </table:table-cell>
          <table:table-cell table:style-name="ce15" office:value-type="float" office:value="51.6361" calcext:value-type="float">
            <text:p>51.63610</text:p>
          </table:table-cell>
          <table:table-cell table:style-name="ce13" office:value-type="float" office:value="499.924" calcext:value-type="float">
            <text:p>499.924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38.6441" calcext:value-type="float">
            <text:p>38.64410</text:p>
          </table:table-cell>
          <table:table-cell table:style-name="ce15" office:value-type="float" office:value="47.411" calcext:value-type="float">
            <text:p>47.41100</text:p>
          </table:table-cell>
          <table:table-cell table:style-name="ce15" office:value-type="float" office:value="308.612" calcext:value-type="float">
            <text:p>308.61200</text:p>
          </table:table-cell>
          <table:table-cell table:style-name="ce15"/>
          <table:table-cell table:style-name="ce15" office:value-type="float" office:value="37.864" calcext:value-type="float">
            <text:p>37.86400</text:p>
          </table:table-cell>
          <table:table-cell table:style-name="ce15" office:value-type="float" office:value="47.74" calcext:value-type="float">
            <text:p>47.74000</text:p>
          </table:table-cell>
          <table:table-cell table:style-name="ce13" office:value-type="float" office:value="240.673" calcext:value-type="float">
            <text:p>240.673</text:p>
          </table:table-cell>
          <table:table-cell table:style-name="ce13"/>
          <table:table-cell table:style-name="ce15" office:value-type="float" office:value="35.8721" calcext:value-type="float">
            <text:p>35.87210</text:p>
          </table:table-cell>
          <table:table-cell table:style-name="ce15" office:value-type="float" office:value="50.4253" calcext:value-type="float">
            <text:p>50.42530</text:p>
          </table:table-cell>
          <table:table-cell table:style-name="ce13" office:value-type="float" office:value="309.696" calcext:value-type="float">
            <text:p>309.696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37.1508" calcext:value-type="float">
            <text:p>37.15080</text:p>
          </table:table-cell>
          <table:table-cell table:style-name="ce15" office:value-type="float" office:value="44.4251" calcext:value-type="float">
            <text:p>44.42510</text:p>
          </table:table-cell>
          <table:table-cell table:style-name="ce15" office:value-type="float" office:value="177.188" calcext:value-type="float">
            <text:p>177.18800</text:p>
          </table:table-cell>
          <table:table-cell table:style-name="ce15"/>
          <table:table-cell table:style-name="ce15" office:value-type="float" office:value="36.7231" calcext:value-type="float">
            <text:p>36.72310</text:p>
          </table:table-cell>
          <table:table-cell table:style-name="ce15" office:value-type="float" office:value="45.5947" calcext:value-type="float">
            <text:p>45.59470</text:p>
          </table:table-cell>
          <table:table-cell table:style-name="ce13" office:value-type="float" office:value="132.261" calcext:value-type="float">
            <text:p>132.261</text:p>
          </table:table-cell>
          <table:table-cell table:style-name="ce13"/>
          <table:table-cell table:style-name="ce15" office:value-type="float" office:value="35.7852" calcext:value-type="float">
            <text:p>35.78520</text:p>
          </table:table-cell>
          <table:table-cell table:style-name="ce15" office:value-type="float" office:value="49.645" calcext:value-type="float">
            <text:p>49.64500</text:p>
          </table:table-cell>
          <table:table-cell table:style-name="ce13" office:value-type="float" office:value="177.009" calcext:value-type="float">
            <text:p>177.009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36.3236" calcext:value-type="float">
            <text:p>36.32360</text:p>
          </table:table-cell>
          <table:table-cell table:style-name="ce15" office:value-type="float" office:value="41.6837" calcext:value-type="float">
            <text:p>41.68370</text:p>
          </table:table-cell>
          <table:table-cell table:style-name="ce16" office:value-type="float" office:value="101.448" calcext:value-type="float">
            <text:p>101.44800</text:p>
          </table:table-cell>
          <table:table-cell table:style-name="ce16"/>
          <table:table-cell table:style-name="ce15" office:value-type="float" office:value="36.0293" calcext:value-type="float">
            <text:p>36.02930</text:p>
          </table:table-cell>
          <table:table-cell table:style-name="ce15" office:value-type="float" office:value="43.5657" calcext:value-type="float">
            <text:p>43.56570</text:p>
          </table:table-cell>
          <table:table-cell table:style-name="ce13" office:value-type="float" office:value="74.9238" calcext:value-type="float">
            <text:p>74.9238</text:p>
          </table:table-cell>
          <table:table-cell table:style-name="ce13"/>
          <table:table-cell table:style-name="ce15" office:value-type="float" office:value="36.2214" calcext:value-type="float">
            <text:p>36.22140</text:p>
          </table:table-cell>
          <table:table-cell table:style-name="ce15" office:value-type="float" office:value="49.0483" calcext:value-type="float">
            <text:p>49.04830</text:p>
          </table:table-cell>
          <table:table-cell table:style-name="ce13" office:value-type="float" office:value="101.318" calcext:value-type="float">
            <text:p>101.31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35.5988" calcext:value-type="float">
            <text:p>35.59880</text:p>
          </table:table-cell>
          <table:table-cell table:style-name="ce15" office:value-type="float" office:value="39.3699" calcext:value-type="float">
            <text:p>39.36990</text:p>
          </table:table-cell>
          <table:table-cell table:style-name="ce15" office:value-type="float" office:value="64.1727" calcext:value-type="float">
            <text:p>64.17270</text:p>
          </table:table-cell>
          <table:table-cell table:style-name="ce15"/>
          <table:table-cell table:style-name="ce15" office:value-type="float" office:value="35.7192" calcext:value-type="float">
            <text:p>35.71920</text:p>
          </table:table-cell>
          <table:table-cell table:style-name="ce15" office:value-type="float" office:value="42.5714" calcext:value-type="float">
            <text:p>42.57140</text:p>
          </table:table-cell>
          <table:table-cell table:style-name="ce13" office:value-type="float" office:value="50.7649" calcext:value-type="float">
            <text:p>50.7649</text:p>
          </table:table-cell>
          <table:table-cell table:style-name="ce13"/>
          <table:table-cell table:style-name="ce15" office:value-type="float" office:value="36.5156" calcext:value-type="float">
            <text:p>36.51560</text:p>
          </table:table-cell>
          <table:table-cell table:style-name="ce15" office:value-type="float" office:value="49.017" calcext:value-type="float">
            <text:p>49.01700</text:p>
          </table:table-cell>
          <table:table-cell table:style-name="ce13" office:value-type="float" office:value="67.1398" calcext:value-type="float">
            <text:p>67.1398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35.619" calcext:value-type="float">
            <text:p>35.61900</text:p>
          </table:table-cell>
          <table:table-cell table:style-name="ce15" office:value-type="float" office:value="38.2083" calcext:value-type="float">
            <text:p>38.20830</text:p>
          </table:table-cell>
          <table:table-cell table:style-name="ce15" office:value-type="float" office:value="51.0436" calcext:value-type="float">
            <text:p>51.04360</text:p>
          </table:table-cell>
          <table:table-cell table:style-name="ce15"/>
          <table:table-cell table:style-name="ce15" office:value-type="float" office:value="36.0382" calcext:value-type="float">
            <text:p>36.03820</text:p>
          </table:table-cell>
          <table:table-cell table:style-name="ce15" office:value-type="float" office:value="41.4946" calcext:value-type="float">
            <text:p>41.49460</text:p>
          </table:table-cell>
          <table:table-cell table:style-name="ce13" office:value-type="float" office:value="44.7132" calcext:value-type="float">
            <text:p>44.7132</text:p>
          </table:table-cell>
          <table:table-cell table:style-name="ce13"/>
          <table:table-cell table:style-name="ce15" office:value-type="float" office:value="37.0334" calcext:value-type="float">
            <text:p>37.03340</text:p>
          </table:table-cell>
          <table:table-cell table:style-name="ce15" office:value-type="float" office:value="49.1308" calcext:value-type="float">
            <text:p>49.13080</text:p>
          </table:table-cell>
          <table:table-cell table:style-name="ce13" office:value-type="float" office:value="51.6502" calcext:value-type="float">
            <text:p>51.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35.9038" calcext:value-type="float">
            <text:p>35.90380</text:p>
          </table:table-cell>
          <table:table-cell table:style-name="ce15" office:value-type="float" office:value="37.5714" calcext:value-type="float">
            <text:p>37.57140</text:p>
          </table:table-cell>
          <table:table-cell table:style-name="ce15" office:value-type="float" office:value="48.4327" calcext:value-type="float">
            <text:p>48.43270</text:p>
          </table:table-cell>
          <table:table-cell table:style-name="ce15"/>
          <table:table-cell table:style-name="ce15" office:value-type="float" office:value="36.5405" calcext:value-type="float">
            <text:p>36.54050</text:p>
          </table:table-cell>
          <table:table-cell table:style-name="ce15" office:value-type="float" office:value="40.9131" calcext:value-type="float">
            <text:p>40.91310</text:p>
          </table:table-cell>
          <table:table-cell table:style-name="ce13" office:value-type="float" office:value="43.5235" calcext:value-type="float">
            <text:p>43.5235</text:p>
          </table:table-cell>
          <table:table-cell table:style-name="ce13"/>
          <table:table-cell table:style-name="ce15" office:value-type="float" office:value="37.6939" calcext:value-type="float">
            <text:p>37.69390</text:p>
          </table:table-cell>
          <table:table-cell table:style-name="ce15" office:value-type="float" office:value="48.5067" calcext:value-type="float">
            <text:p>48.50670</text:p>
          </table:table-cell>
          <table:table-cell table:style-name="ce13" office:value-type="float" office:value="49.789" calcext:value-type="float">
            <text:p>49.789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36.3847" calcext:value-type="float">
            <text:p>36.38470</text:p>
          </table:table-cell>
          <table:table-cell table:style-name="ce15" office:value-type="float" office:value="37.2299" calcext:value-type="float">
            <text:p>37.22990</text:p>
          </table:table-cell>
          <table:table-cell table:style-name="ce15" office:value-type="float" office:value="48.604" calcext:value-type="float">
            <text:p>48.60400</text:p>
          </table:table-cell>
          <table:table-cell table:style-name="ce15"/>
          <table:table-cell table:style-name="ce15" office:value-type="float" office:value="37.0687" calcext:value-type="float">
            <text:p>37.06870</text:p>
          </table:table-cell>
          <table:table-cell table:style-name="ce15" office:value-type="float" office:value="40.5633" calcext:value-type="float">
            <text:p>40.56330</text:p>
          </table:table-cell>
          <table:table-cell table:style-name="ce13" office:value-type="float" office:value="43.9239" calcext:value-type="float">
            <text:p>43.9239</text:p>
          </table:table-cell>
          <table:table-cell table:style-name="ce13"/>
          <table:table-cell table:style-name="ce15" office:value-type="float" office:value="38.4671" calcext:value-type="float">
            <text:p>38.46710</text:p>
          </table:table-cell>
          <table:table-cell table:style-name="ce15" office:value-type="float" office:value="49.0012" calcext:value-type="float">
            <text:p>49.00120</text:p>
          </table:table-cell>
          <table:table-cell table:style-name="ce13" office:value-type="float" office:value="48.953" calcext:value-type="float">
            <text:p>48.953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37.0536" calcext:value-type="float">
            <text:p>37.05360</text:p>
          </table:table-cell>
          <table:table-cell table:style-name="ce15" office:value-type="float" office:value="37.0415" calcext:value-type="float">
            <text:p>37.04150</text:p>
          </table:table-cell>
          <table:table-cell table:style-name="ce15" office:value-type="float" office:value="49.2765" calcext:value-type="float">
            <text:p>49.27650</text:p>
          </table:table-cell>
          <table:table-cell table:style-name="ce15"/>
          <table:table-cell table:style-name="ce15" office:value-type="float" office:value="37.8707" calcext:value-type="float">
            <text:p>37.87070</text:p>
          </table:table-cell>
          <table:table-cell table:style-name="ce15" office:value-type="float" office:value="40.612" calcext:value-type="float">
            <text:p>40.61200</text:p>
          </table:table-cell>
          <table:table-cell table:style-name="ce13" office:value-type="float" office:value="44.5707" calcext:value-type="float">
            <text:p>44.5707</text:p>
          </table:table-cell>
          <table:table-cell table:style-name="ce13"/>
          <table:table-cell table:style-name="ce15" office:value-type="float" office:value="39.4477" calcext:value-type="float">
            <text:p>39.44770</text:p>
          </table:table-cell>
          <table:table-cell table:style-name="ce15" office:value-type="float" office:value="48.0215" calcext:value-type="float">
            <text:p>48.02150</text:p>
          </table:table-cell>
          <table:table-cell table:style-name="ce13" office:value-type="float" office:value="49.1604" calcext:value-type="float">
            <text:p>49.1604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37.9153" calcext:value-type="float">
            <text:p>37.91530</text:p>
          </table:table-cell>
          <table:table-cell table:style-name="ce15" office:value-type="float" office:value="37.2005" calcext:value-type="float">
            <text:p>37.20050</text:p>
          </table:table-cell>
          <table:table-cell table:style-name="ce15" office:value-type="float" office:value="50.1182" calcext:value-type="float">
            <text:p>50.11820</text:p>
          </table:table-cell>
          <table:table-cell table:style-name="ce15"/>
          <table:table-cell table:style-name="ce15" office:value-type="float" office:value="38.7357" calcext:value-type="float">
            <text:p>38.73570</text:p>
          </table:table-cell>
          <table:table-cell table:style-name="ce15" office:value-type="float" office:value="40.8597" calcext:value-type="float">
            <text:p>40.85970</text:p>
          </table:table-cell>
          <table:table-cell table:style-name="ce13" office:value-type="float" office:value="45.1677" calcext:value-type="float">
            <text:p>45.1677</text:p>
          </table:table-cell>
          <table:table-cell table:style-name="ce13"/>
          <table:table-cell table:style-name="ce15" office:value-type="float" office:value="40.5614" calcext:value-type="float">
            <text:p>40.56140</text:p>
          </table:table-cell>
          <table:table-cell table:style-name="ce15" office:value-type="float" office:value="48.5456" calcext:value-type="float">
            <text:p>48.54560</text:p>
          </table:table-cell>
          <table:table-cell table:style-name="ce13" office:value-type="float" office:value="50.0298" calcext:value-type="float">
            <text:p>50.0298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23:.B33])" office:value-type="float" office:value="38.8850363636364" calcext:value-type="float">
            <text:p>38.8850363636</text:p>
          </table:table-cell>
          <table:table-cell table:style-name="ce12" table:formula="of:=AVERAGE([.C23:.C33])" office:value-type="float" office:value="42.1193818181818" calcext:value-type="float">
            <text:p>42.1193818182</text:p>
          </table:table-cell>
          <table:table-cell table:style-name="ce12" table:formula="of:=AVERAGE([.D23:.D33])" office:value-type="float" office:value="214.044790909091" calcext:value-type="float">
            <text:p>214.0447909091</text:p>
          </table:table-cell>
          <table:table-cell table:style-name="ce12"/>
          <table:table-cell table:style-name="ce12" table:formula="of:=AVERAGE([.F23:.F33])" office:value-type="float" office:value="38.5579545454545" calcext:value-type="float">
            <text:p>38.5579545455</text:p>
          </table:table-cell>
          <table:table-cell table:style-name="ce12" table:formula="of:=AVERAGE([.G23:.G33])" office:value-type="float" office:value="44.2452090909091" calcext:value-type="float">
            <text:p>44.2452090909</text:p>
          </table:table-cell>
          <table:table-cell table:style-name="ce12" table:formula="of:=AVERAGE([.H23:.H33])" office:value-type="float" office:value="190.365790909091" calcext:value-type="float">
            <text:p>190.3657909091</text:p>
          </table:table-cell>
          <table:table-cell table:style-name="ce12"/>
          <table:table-cell table:style-name="ce12" table:formula="of:=AVERAGE([.J23:.J33])" office:value-type="float" office:value="37.9809090909091" calcext:value-type="float">
            <text:p>37.9809090909</text:p>
          </table:table-cell>
          <table:table-cell table:style-name="ce12" table:formula="of:=AVERAGE([.K23:.K33])" office:value-type="float" office:value="49.6661363636364" calcext:value-type="float">
            <text:p>49.6661363636</text:p>
          </table:table-cell>
          <table:table-cell table:style-name="ce12" table:formula="of:=AVERAGE([.L23:.L33])" office:value-type="float" office:value="214.787290909091" calcext:value-type="float">
            <text:p>214.7872909091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table:number-columns-repeated="11"/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table:number-columns-repeated="6"/>
          <table:table-cell table:style-name="ce13" table:number-columns-repeated="2"/>
          <table:table-cell table:style-name="ce15" table:number-columns-repeated="2"/>
          <table:table-cell table:style-name="ce13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12:33:55.84818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05T16:50:29.528646562</dc:date>
    <meta:editing-duration>PT2H25M45S</meta:editing-duration>
    <meta:editing-cycles>9</meta:editing-cycles>
    <meta:generator>LibreOffice/5.1.6.2$Linux_X86_64 LibreOffice_project/10m0$Build-2</meta:generator>
    <meta:document-statistic meta:table-count="3" meta:cell-count="1373" meta:object-count="0"/>
  </office:meta>
</office:document-meta>
</file>